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Cahier des Charges : Application Mobile ChronoFresh</text:p>
      <text:p text:style-name="Normal"/>
      <text:p text:style-name="Normal">1. Présentation du Projet</text:p>
      <text:p text:style-name="Normal"/>
      <text:p text:style-name="Normal">Nom de l'application : ChronoFresh</text:p>
      <text:p text:style-name="Normal">Objectif : Permettre aux utilisateurs de commander des denrées alimentaires fraîches, principalement de la viande (agneau, porc, poulet) et du poisson, avec une offre ciblée sur les produits disponibles en Afrique de l’Ouest.</text:p>
      <text:p text:style-name="Normal">Public cible : Consommateurs en Afrique de l’Ouest cherchant des produits alimentaires frais et de qualité, livrés rapidement à domicile.</text:p>
      <text:p text:style-name="Normal"/>
      <text:p text:style-name="Normal">2. Objectifs Fonctionnels</text:p>
      <text:p text:style-name="Normal"/>
      <text:p text:style-name="Normal">2.1 Fonctionnalités Principales</text:p>
      <text:p text:style-name="Normal">Catalogue de Produits : Liste des produits avec images, descriptions, prix, et informations de disponibilité (voir les détails du catalogue ci-dessous).</text:p>
      <text:p text:style-name="Normal">Suggestion de Recette : Pour chaque produit proposé, afficher une recette ou un conseil de préparation adapté (ex. : recettes traditionnelles ou locales pour chaque type de viande ou poisson).</text:p>
      <text:p text:style-name="Normal">Panier et Commande : Fonctionnalité pour ajouter des produits au panier, vérifier les informations, et passer une commande.</text:p>
      <text:p text:style-name="Normal">Paiement en Ligne : Intégration de plusieurs options de paiement, y compris Mobile Money (MTN Mobile Money, Orange Money, etc.) ou Kiakiapay (application tierce de paiement).</text:p>
      <text:p text:style-name="Normal">Suivi de Commande : Système permettant aux clients de suivre l’avancement de leur commande (préparation, expédition, livraison).</text:p>
      <text:p text:style-name="Normal">Notifications Push : Notifications pour confirmations de commande, informations de livraison, offres spéciales, etc.</text:p>
      <text:p text:style-name="Normal">Profil Utilisateur : Espace pour gérer les informations personnelles, adresses de livraison, et historique de commandes.</text:p>
      <text:p text:style-name="Normal">2.2 Fonctionnalités Avancées</text:p>
      <text:soft-page-break/>
      <text:p text:style-name="Normal">Géolocalisation pour la Livraison : Système de suivi en temps réel pour les commandes en cours de livraison.</text:p>
      <text:p text:style-name="Normal">Avis et Notations : Les utilisateurs peuvent noter les produits achetés et laisser des avis.</text:p>
      <text:p text:style-name="Normal">Suggestions Personnalisées : Recommandations basées sur l'historique d'achats.</text:p>
      <text:p text:style-name="Normal">Système de Récompenses : Points fidélité pour inciter les utilisateurs à acheter régulièrement.</text:p>
      <text:p text:style-name="Normal"/>
      <text:p text:style-name="Normal">3. Spécifications Techniques</text:p>
      <text:p text:style-name="Normal"/>
      <text:p text:style-name="Normal">3.1 Plateformes Cibles</text:p>
      <text:p text:style-name="Normal">OS : iOS et Android</text:p>
      <text:p text:style-name="Normal">Compatibilité : Compatible avec les versions courantes pour maximiser la portée (ex. Android 10+, iOS 12+).</text:p>
      <text:p text:style-name="Normal">3.2 Langages et Technologies</text:p>
      <text:p text:style-name="Normal">Technologies front-end : Flutter pour une base de code unique pour iOS et Android.</text:p>
      <text:p text:style-name="Normal">Technologies back-end : Node.js ou Django pour la gestion des données et des transactions.</text:p>
      <text:p text:style-name="Normal">Base de données : MongoDB ou PostgreSQL pour la gestion des produits, commandes et utilisateurs.</text:p>
      <text:p text:style-name="Normal"/>
      <text:p text:style-name="Normal">4. Catalogue Produits</text:p>
      <text:p text:style-name="Normal"/>
      <text:p text:style-name="Normal">4.1 Viandes</text:p>
      <text:p text:style-name="Normal">Agneau</text:p>
      <text:p text:style-name="Normal">Gigot</text:p>
      <text:p text:style-name="Normal">Épaule</text:p>
      <text:p text:style-name="Normal">Côtelette</text:p>
      <text:p text:style-name="Normal">Poitrine</text:p>
      <text:p text:style-name="Normal">Collier</text:p>
      <text:p text:style-name="Normal">Selle</text:p>
      <text:soft-page-break/>
      <text:p text:style-name="Normal">Rognon</text:p>
      <text:p text:style-name="Normal">Jarret</text:p>
      <text:p text:style-name="Normal">Souris</text:p>
      <text:p text:style-name="Normal">Abats (foie, rognons, cœur)</text:p>
      <text:p text:style-name="Normal">Porc</text:p>
      <text:p text:style-name="Normal">Échine</text:p>
      <text:p text:style-name="Normal">Côtelette</text:p>
      <text:p text:style-name="Normal">Filet</text:p>
      <text:p text:style-name="Normal">Poitrine</text:p>
      <text:p text:style-name="Normal">Jambon</text:p>
      <text:p text:style-name="Normal">Jarret</text:p>
      <text:p text:style-name="Normal">Palette</text:p>
      <text:p text:style-name="Normal">Travers</text:p>
      <text:p text:style-name="Normal">Pieds de porc</text:p>
      <text:p text:style-name="Normal">Abats (foie, rognons, cœur)</text:p>
      <text:p text:style-name="Normal">Poulet</text:p>
      <text:p text:style-name="Normal">Filets</text:p>
      <text:p text:style-name="Normal">Ailes</text:p>
      <text:p text:style-name="Normal">Cuisses</text:p>
      <text:p text:style-name="Normal">Pilons</text:p>
      <text:p text:style-name="Normal">Aiguillettes</text:p>
      <text:p text:style-name="Normal">Sot-l’y-laisse</text:p>
      <text:p text:style-name="Normal">Abats (foie, gésier, cœur)</text:p>
      <text:p text:style-name="Normal">4.2 Poissons de l’Océan Atlantique (Afrique de l’Ouest)</text:p>
      <text:p text:style-name="Normal">Thiof (mérou blanc)</text:p>
      <text:p text:style-name="Normal">Capitaine (courbine)</text:p>
      <text:p text:style-name="Normal">Bar (ou loup de mer)</text:p>
      <text:p text:style-name="Normal">Dorade</text:p>
      <text:soft-page-break/>
      <text:p text:style-name="Normal">Sardine</text:p>
      <text:p text:style-name="Normal">Sole</text:p>
      <text:p text:style-name="Normal">Pageot</text:p>
      <text:p text:style-name="Normal">Carangue</text:p>
      <text:p text:style-name="Normal">Poisson perroquet</text:p>
      <text:p text:style-name="Normal">Barracuda</text:p>
      <text:p text:style-name="Normal">Thon</text:p>
      <text:p text:style-name="Normal">Bonite</text:p>
      <text:p text:style-name="Normal">Machoiron (poisson-chat de mer)</text:p>
      <text:p text:style-name="Normal">Tilapia</text:p>
      <text:p text:style-name="Normal">Carpe</text:p>
      <text:p text:style-name="Normal">Sériole</text:p>
      <text:p text:style-name="Normal">Mullet (mulet)</text:p>
      <text:p text:style-name="Normal">Pagre</text:p>
      <text:p text:style-name="Normal"/>
      <text:p text:style-name="Normal">5. Design et Expérience Utilisateur (UX/UI)</text:p>
      <text:p text:style-name="Normal"/>
      <text:p text:style-name="Normal">Design : Interface moderne et conviviale, aux couleurs neutres et rassurantes pour une image de fraîcheur et de qualité.</text:p>
      <text:p text:style-name="Normal">Arborescence et Navigation : Interface claire avec un accès rapide au catalogue, au panier, et aux informations de commande.</text:p>
      <text:p text:style-name="Normal">Prototypes : Création de maquettes avec des wireframes pour valider l’organisation de l’interface.</text:p>
      <text:p text:style-name="Normal">Accessibilité : Design accessible et intuitif, avec des polices lisibles et des images claires des produits.</text:p>
      <text:p text:style-name="Normal"/>
      <text:p text:style-name="Normal">6. Sécurité et Confidentialité</text:p>
      <text:p text:style-name="Normal"/>
      <text:p text:style-name="Normal">Authentification : Authentification via email et option de connexion rapide.</text:p>
      <text:soft-page-break/>
      <text:p text:style-name="Normal">Chiffrement des Données : SSL/TLS pour la transmission, chiffrement des informations sensibles.</text:p>
      <text:p text:style-name="Normal">Confidentialité : Respect des réglementations sur les données personnelles (RGPD pour les utilisateurs européens, le cas échéant).</text:p>
      <text:p text:style-name="Normal">Permissions : Utilisation de la géolocalisation et de l’accès aux informations de paiement avec consentement explicite.</text:p>
      <text:p text:style-name="Normal"/>
      <text:p text:style-name="Normal">7. Politique de Livraison</text:p>
      <text:p text:style-name="Normal"/>
      <text:p text:style-name="Normal">Délai de Livraison : Les commandes seront livrées dans un délai de 2 à 3 jours suivant la confirmation de la commande, en fonction de la localisation du client et de la disponibilité des produits.</text:p>
      <text:p text:style-name="Normal">Livraison : Livraison à domicile ou à un point relais selon la géolocalisation du client.</text:p>
      <text:p text:style-name="Normal">Suivi de Livraison : Le client pourra suivre l’état de sa commande et de la livraison en temps réel via l'application.</text:p>
      <text:p text:style-name="Normal"/>
      <text:p text:style-name="Normal">8. Maintenance et Mises à Jour</text:p>
      <text:p text:style-name="Normal"/>
      <text:p text:style-name="Normal">Support : Assistance client via une messagerie intégrée ou une adresse de contact.</text:p>
      <text:p text:style-name="Normal">Plan de Mise à Jour : Mises à jour régulières pour assurer la compatibilité et répondre aux retours des utilisateurs.</text:p>
      <text:p text:style-name="Normal">Évolutivité : Prise en compte d’éventuels ajouts de produits (autres denrées alimentaires) et services (abonnements de livraison).</text:p>
      <text:p text:style-name="Normal"/>
      <text:p text:style-name="Normal">9. Contraintes et Limitations</text:p>
      <text:p text:style-name="Normal"/>
      <text:p text:style-name="Normal">Budget : Budget alloué pour le développement initial, l'infrastructure, et le marketing.</text:p>
      <text:p text:style-name="Normal">Délai : Durée de développement, tests, et lancement prévu.</text:p>
      <text:p text:style-name="Normal">Technologies imposées : Utilisation de solutions de paiement adaptées pour l'Afrique de l’Ouest.</text:p>
      <text:p text:style-name="Normal"/>
      <text:soft-page-break/>
      <text:p text:style-name="Normal">10. Critères de Réussite</text:p>
      <text:p text:style-name="Normal"/>
      <text:p text:style-name="Normal">Objectifs de Performance : Rapidité de chargement et fluidité de l’expérience utilisateur.</text:p>
      <text:p text:style-name="Normal">Retours Utilisateur : Satisfaction mesurée par les avis sur l’application et le nombre de commandes récurrentes.</text:p>
      <text:p text:style-name="Normal">Fonctionnalités Essentielles : Mise en place et bon fonctionnement des principales fonctionnalités dans les délais impartis.</text:p>
      <text:p text:style-name="Normal"/>
      <text:p text:style-name="Normal">11. Annexes</text:p>
      <text:p text:style-name="Normal"/>
      <text:p text:style-name="Normal">Wireframes, exemples de fiches produits, et illustrations du design.</text:p>
      <text:p text:style-name="Normal">API ou plugins envisagés pour les paiements, géolocalisation, et suivi de comman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dine Biaou</meta:initial-creator>
    <dc:creator>Nadine Biaou</dc:creator>
    <meta:creation-date>2024-11-13T02:28:00Z</meta:creation-date>
    <dc:date>2024-11-13T02:30:00Z</dc:date>
    <meta:template xlink:href="Normal" xlink:type="simple"/>
    <meta:editing-cycles>1</meta:editing-cycles>
    <meta:editing-duration>PT120S</meta:editing-duration>
    <meta:document-statistic meta:page-count="6" meta:paragraph-count="11" meta:word-count="861" meta:character-count="5591" meta:row-count="39" meta:non-whitespace-character-count="4741"/>
  </office:meta>
</office:document-meta>
</file>